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0d33" officeooo:paragraph-rsid="00050d33"/>
    </style:style>
    <style:style style:name="P2" style:family="paragraph" style:parent-style-name="Text_20_body">
      <style:text-properties officeooo:rsid="00050d33" officeooo:paragraph-rsid="00050d33"/>
    </style:style>
    <style:style style:name="T1" style:family="text">
      <style:text-properties officeooo:rsid="000664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ing psychopy on ubunu 20.04:</text:p>
      <text:p text:style-name="P1"><text:a xlink:type="simple" xlink:href="https://discourse.psychopy.org/t/psychopy3-on-linux-installation-issues-solved/6286/10" text:style-name="Internet_20_link" text:visited-style-name="Visited_20_Internet_20_Link">https://discourse.psychopy.org/t/psychopy3-on-linux-installation-issues-solved/6286/10</text:a></text:p>
      <text:p text:style-name="P1"/>
      <text:p text:style-name="P1">USB serial command <text:span text:style-name="T1">user permission:</text:span></text:p>
      <text:p text:style-name="P1">sudo su<text:line-break/>//type your password<text:line-break/>cd /<text:line-break/>cd dev<text:line-break/>chown username ttyUSB0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4:46:20.198538073</meta:creation-date>
    <dc:date>2021-12-15T14:22:17.885772824</dc:date>
    <meta:editing-duration>PT30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3" meta:character-count="219" meta:non-whitespace-character-count="200"/>
  </office:meta>
</office:document-meta>
</file>